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B000005064503DC1286466297.png" manifest:media-type="image/png"/>
  <manifest:file-entry manifest:full-path="Pictures/10000000000003BF000005C98FF62EB3B99726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03a5" officeooo:paragraph-rsid="001203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tap Voynarovskiy</text:p>
      <text:p text:style-name="P1">Problem set 2</text:p>
      <text:p text:style-name="P1"><draw:frame draw:style-name="fr1" draw:name="Image1" text:anchor-type="paragraph" svg:x="0.0146in" svg:y="0.0346in" svg:width="6.0799in" svg:height="9.3882in" draw:z-index="1"><draw:image xlink:href="Pictures/10000000000003BF000005C98FF62EB3B997267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-0.0417in" svg:y="0.0236in" svg:width="6.9252in" svg:height="9.022in" draw:z-index="0"><draw:image xlink:href="Pictures/10000000000003DB000005064503DC128646629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23:47:11.588934037</meta:creation-date>
    <dc:date>2017-10-08T23:53:39.967410028</dc:date>
    <meta:editing-duration>PT6M28S</meta:editing-duration>
    <meta:editing-cycles>1</meta:editing-cycles>
    <meta:document-statistic meta:table-count="0" meta:image-count="2" meta:object-count="0" meta:page-count="2" meta:paragraph-count="2" meta:word-count="5" meta:character-count="31" meta:non-whitespace-character-count="28"/>
    <meta:generator>LibreOffice/5.1.6.2$Linux_X86_64 LibreOffice_project/10m0$Build-2</meta:generator>
  </office:meta>
</office:document-meta>
</file>